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11.04.2017</text:date>, <text:time>00:30:4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1T00:30:48</dc:date>
    <meta:editing-duration>P134DT20H59M9S</meta:editing-duration>
    <meta:editing-cycles>343</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Select Case fName
		Case "assertEqual":
			testLevel = testLevel + 1
		 	fResult = assertEqual(args(k), args(k+1))
		Case "assertThrows"
			If n = 2 Then
				testLevel = testLevel + 1
				fResult = assertThrows(args(k), args(k+1))
			ElseIf n = 3 Then
				testLevel = testLevel + 1
				fResult = assertThrows(args(k), args(k+1), args(k+2))
			Else
				croak("assertThrows: expected Array of 2 or 3 args but got" &amp; chr(13) &amp; toString(args))
				' ATTENTION: inc testLevel *only AFTER* this croak
				testLevel = testLevel + 1
			End If
		Case "i_will_throw0":
			testLevel = testLevel + 1
			fResult = i_will_throw0()
		Case Else
			Dim argsList As Object
			argsList = toList(args)
			If isNil(argsList) Then
				croak("assertThrows: don't know how to apply zero args - fn:" &amp; chr(13) &amp; toString(fName))
				' ATTENTION: inc testLevel *only AFTER* this croak
				testLevel = testLevel + 1
			Else 
				testLevel = testLevel + 1
				fResult = applyToList(fName, argsList)
			End If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 I = \x.x
'	:: a -&gt; a
Function id(Optional x As Variant)
	Static oFn As Object : If isNull(oFn) Then : Set oFn = lookupFn("id") : End If
	If isMissing(x) Then
		id = oFn
	Else
		id = x
	End If
End Function

' K = \x y.x
'     :: a -&gt; b -&gt; a
Function fstArg(x As Variant, y As Variant)
	fstArg = x
End Function

' K I = (\b x.b) (\y.y) = \x.\y.y = \x y.y
'     :: a -&gt; b -&gt; b
Function sndArg(x As Variant, y As Variant)
	sndArg = y
End Function

' :: (b -&gt; a) -&gt; a -&gt; b = (b -&gt; a) -&gt; (a -&gt; b)
Function swap(Optional ByVal f, Optional x, Optional y)
	Static oFn As Object : If isNull(oFn) Then : Set oFn = lookupFn("swap") : End If
	Dim result As Variant
	If isMissing(f) Then
		result = oFn
	Else
		f = asFn(f, "swap: invalid 1st arg")	' make sure it's a function
		If isMissing(x) Then
			result = apply1(oFn, f)
		Else
			If isMissing(y) Then
				result = apply1(apply1(oFn, f), x)
			Else
				result = apply(f, y, x)
			End If
		End If
	End If
	swap = result
End Function

' B = \f g x.f (g x)
'   :: (b -&gt; c) -&gt; (a -&gt; b) -&gt; a -&gt; c  =  (b -&gt; c) -&gt; (a -&gt; b) -&gt; (a -&gt; c)
Function compose(Optional ByVal f, Optional ByVal g, Optional x)
	Static oFn As Object : If isNull(oFn) Then : Set oFn = lookupFn("compose") : End If
	Dim result As Variant
	If isMissing(f) Then
		result = oFn
	Else
		f = asFn(f, "compose: invalid 1st arg")	' make sure it's a function
		If isMissing(g) Then
			result = apply1(oFn, f)
		Else
			g = asFn(g, "compose: invalid 2nd arg")
			If isMissing(x) Then
				result = apply1(apply1(oFn, f), g)
			Else
				result = apply1(f, apply1(g, x))
			End If
		End If
	End If
	compose = result
End Function

Function concat(a As String, b As String) As String
	concat = a &amp; b
End Function

Function startsWith(s As String, prefix As String) 
	startsWith = ((Len(prefix) &lt;= Len(s)) And (Mid(s, 1, Len(prefix)) = prefix))
End Function

Function add(Optional a As Long, Optional b As Long)
	Static oFn As Object : If isNull(oFn) Then : Set oFn = lookupFn("add") : End If
	Dim result As Variant
	If isMissing(a) Then
		result = oFn
	Else
		If isMissing(b) Then
			result = apply1(oFn, a)
		Else
			result = CLng(a + b)
		End If
	End If
	add = result
End Function

Function mul(Optional a As Long, Optional b As Long)
	Static oFn As Object : If isNull(oFn) Then : Set oFn = lookupFn("mul") : End If
	Dim result As Variant
	If isMissing(a) Then
		result = oFn
	Else
		If isMissing(b) Then
			result = apply1(oFn, a)
		Else
			result = CLng(a * b)
		End If
	End If
	mul = result
End Function

Function inRange(lo As Long, hi As Long, x As Long)
	Dim result As Boolean
	result = (lo &lt;= x) And (x &lt;= hi)
	inRange = result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id()
	assertEqual(arityF("id"), 1).x
	assertEqual(arity(id), 1).x

	assertEqual(id(Empty), Empty).x
	assertEqual(id(Nothing), Nothing).x
	
	assertEqual(id(0), 0).x
	assertEqual(id(1), 1).x
	assertEqual(id(-2), -2).x
	assertEqual(id("a"), "a").x
	assertEqual(id("b"), "b").x
End Function

Function test_fstArg()
	assertEqual(arityF("fstArg"), 2).x

	assertEqual(fstArg(1, 2), 1).x
	assertEqual(fstArg(2, 1), 2).x
	assertEqual(fstArg("a", "b"), "a").x
	assertEqual(fstArg("b", "a"), "b").x
End Function

Function test_sndArg()
	assertEqual(arityF("sndArg"), 2).x

	assertEqual(sndArg(1, 2), 2).x
	assertEqual(sndArg(2, 1), 1).x
	assertEqual(sndArg("a", "b"), "b").x
	assertEqual(sndArg("b", "a"), "a").x
End Function

Function test_swap()
	assertEqual(arityF("swap"), 3).x

	assertEqual(swap(lookupFn("fstArg"), 1, 2), 2).x
	assertEqual(swap(lookupFn("sndArg"), 1, 2), 1).x

	assertEqual(swap("fstArg", 1, 2), 2).x
	assertEqual(swap("sndArg", 1, 2), 1).x

	Dim f As Variant ' test partial application
	
	f = swap
	assertEqual(arity(f), 3).x
	assertEqual(apply(f, lookupFn("fstArg"), 1, 2), 2).x
	assertEqual(apply(f, lookupFn("sndArg"), 1, 2), 1).x

	assertEqual(apply(f, "fstArg", 1, 2), 2).x
	assertEqual(apply(f, "sndArg", 1, 2), 1).x
	
	' partially applied to 1 arg:
	f = swap(lookupFn("fstArg"))
	assertEqual(arity(f), 2).x
	assertEqual(apply(f, 1, 2), 2).x
	
	f = swap("fstArg")
	assertEqual(arity(f), 2).x
	assertEqual(apply(f, 1, 2), 2).x
	
	f = swap(lookupFn("sndArg"))
	assertEqual(arity(f), 2).x
	assertEqual(apply(f, 1, 2), 1).x
	
	f = swap("sndArg")
	assertEqual(arity(f), 2).x
	assertEqual(apply(f, 1, 2), 1).x
	
	' partially applied to 2 args:
	f = swap(lookupFn("fstArg"), 1)
	assertEqual(arity(f), 1).x
	assertEqual(apply(f, 2), 2).x
	
	f = swap("fstArg", 1)
	assertEqual(arity(f), 1).x
	assertEqual(apply(f, 2), 2).x
	
	f = swap(lookupFn("sndArg"), 1)
	assertEqual(arity(f), 1).x
	assertEqual(apply(f, 2), 1).x
	
	f = swap("sndArg", 1)
	assertEqual(arity(f), 1).x
	assertEqual(apply(f, 2), 1).x
End Function

Function test_compose()
	assertEqual(arityF("compose"), 3).x

	Dim f As Variant
	
	f = compose
	assertEqual(typeOf(f), typeOf(nil)).x
	assertEqual(arity(f), 3).x
	
	f = compose(compose)
	assertEqual(typeOf(f), typeOf(nil)).x
	assertEqual(arity(f), 2).x

	f = compose(compose, compose)
	assertEqual(typeOf(f), typeOf(nil)).x
	assertEqual(arity(f), 1).x
	
	assertEqual(compose(id, id, "asdf"), "asdf").x
	assertEqual(compose("id", id, 42), 42).x
	assertEqual(compose("id", "id", 4711), 4711).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id",				True, 1), _
			List("fstArg",			True, 2), _
			List("sndArg",			True, 2), _
			List("swap",			True, 3), _
			List("compose",			True, 3), _
			List("add",				True, 2), _
			List("mul",				True, 2), _
			List("inRange",			True, 3),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 _
			_
			List("mkParser",		True, 2)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Fn(ByVal fn As Variant) As Boolean
	If (typeOf(fn) = typeOf(nil)) Then
		Dim k As Integer
		k = length(fn)
		Select Case k
			Case 2
				isFn = True	'(typeOf(car(fn)) = typeOf(nil))	' isFn(car(fn))
				'TODO: check if partialArgs is proper list
				Exit Function
			Case 3
				isFn = (isString(car(fn)) And (typeOf(cadr(fn)) = "Boolean") And (typeOf(caddr(fn)) = "Integer"))
				Exit Function
		End Select
	End If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Variant, ByVal arg As Variant)
	Dim result As Variant, r As Integer
	fn = asFn(fn)	' makes sure it really is a function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fn As Object, ByVal arg As Variant)
	Dim result As Variant
	Dim reverseArgs As Object
	If isPartialApp(fn) Then
		reverseArgs = cadr(fn)
		fn = car(fn)
	Else
		reverseArgs = nil
	End If
	reverseArgs = cons(arg, reverseArgs)
	If isBuiltinFn(fn) Then
		result = applyBuiltinRev(fn, reverseArgs)
	Else
		croak("NYI: applyLast/non-builtin " &amp; toString(fn))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id":				result = id(			a(0)				)
		Case "fstArg":			result = fstArg(		a(0), a(1)			)
		Case "sndArg":			result = sndArg(		a(0), a(1)			)
		Case "swap":			result = swap(			a(0), a(1), a(2)	)
		Case "compose":			result = compose(		a(0), a(1), a(2)	)
		Case "add":				result = add(			a(0), a(1)			)
		Case "mul":				result = mul(			a(0), a(1)			)
		Case "inRange":			result = inRange(		a(0), a(1), a(2)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mkParser":		result = mkParser(		a(0), a(1)			)
		Case Else
			croak("applyBuiltinRev: unknown function '" &amp; car(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apply(ByVal fn As Variant, a0, Optional a1, Optional a2, Optional a3, Optional a4, Optional a5, Optional a6, Optional a7, Optional a8, Optional a9, Optional a10)
	Dim args As Object
	fn = asFn(fn, "apply: invalid 1st arg")
	If isMissing(a1) Then
		apply = apply1(fn, a0)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assertEqual(lookupFn("non-existent"), Empty).x
	
	Dim fId As Variant
	fId = lookupFn("id")
	assertEqual(arity(fId), 1).x
	assertEqual(apply(fId, 0), id(0)).x

	Dim fCar As Variant
	fCar = lookupFn("car")
	assertEqual(isPartialApp(fCar), False).x
	assertEqual(isBuiltinFn(fCar), True).x
	assertEqual(isNil(partialArgs(fCar)), True).x
	assertEqual(arity(fCar), 1).x
	
	assertEqual( apply1(fCar, List(9)), 9 ).x
	assertEqual( apply1(fCar, List("a")), "a" ).x
		
	Dim fEqu As Variant
	fEqu = lookupFn("equ")
	assertEqual(isPartialApp(fEqu), False).x
	assertEqual(isBuiltinFn(fEqu), True).x
	assertEqual(isNil(partialArgs(fEqu)), True).x
	assertEqual(arity(fEqu), 2).x
	assertEqual(apply(fEqu, 1, 2), False).x
	assertEqual(apply(fEqu, 1, 1), True).x
	assertEqual(apply("equ", 1, 2), False).x
	assertEqual(apply("equ", 1, 1), True).x
	
	Dim eq5 As Variant
	eq5 = apply(fEqu, 5)
	assertEqual(isPartialApp(eq5), True).x
	assertEqual(isBuiltinFn(eq5), False).x
	assertEqual(isNil(partialArgs(eq5)), False).x
	assertEqual(arity(eq5), 1).x
	
	Dim eq5_7 As Variant
	eq5_7 = apply1(eq5, 7)
	assertEqual(eq5_7, False).x

	Dim eq5_5 As Variant
	eq5_5 = apply1(eq5, 5)
	assertEqual(eq5_5, True).x

	Dim konst5 As Variant
	konst5 = apply1(lookupFn("fstArg"), 5)
	assertEqual(isPartialApp(konst5), True).x
	assertEqual(isBuiltinFn(konst5), False).x
	assertEqual(arity(konst5), 1).x
	assertEqual(apply1(konst5, 7), 5).x
		
	Dim sndArg5 As Variant
	sndArg5 = apply1(lookupFn("sndArg"), 5)
	assertEqual(isPartialApp(sndArg5), True).x
	assertEqual(isBuiltinFn(sndArg5), False).x
	assertEqual(arity(sndArg5), 1).x
	assertEqual(apply1(sndArg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Add As Variant
	fAdd = lookupFn("add")
	assertEqual(arity(fAdd), 2).x
	assertEqual(apply(fAdd,  0,  0), 	add(0, 0)).x
	assertEqual(apply(fAdd,  0,  1), 	add(0, 1)).x
	assertEqual(apply(fAdd,  7, -5), 	add(7, -5)).x
	' partial application
	fAdd = apply(fAdd, 65535)
	assertEqual(apply(fAdd, 65535), add(65535, 65535)).x

	Dim fMul As Variant
	fMul = lookupFn("mul")
	assertEqual(arity(fMul), 2).x
	assertEqual(apply(fMul,  0,  0), 	mul(0, 0)).x
	assertEqual(apply(fMul,  0,  1), 	mul(0, 1)).x
	assertEqual(apply(fMul,  7, -5), 	mul(7, -5)).x
	' partial application
	fMul = apply(fMul, 65535)
	assertEqual(apply(fMul, 32767), mul(65535, 32767)).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Optional tp As String, Optional st As Variant)
	Static oFn As Object
	Dim result As Object
	If isMissing(st) Then
		If isNull(oFn) Then : Set oFn = lookup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If isMissing(v) Then
		If isNull(oFn) Then
			oFn = mkParser("return")
		End If
		pReturn = oFn
	Else
		pReturn = mkParser("return", v)
	End If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asc")) : End If
	pNextAsc = result
End Function

' succeeds on strings with the given prefix t by returning t,
' and advancing pos by the length of t
Function pStr(t As String)
	If (Len(t) = 0) Then
		croak("pStr: cannot match 'exactly' the empty string t=''")
	Else
		pStr = mkParser("str", t)
	End If
End Function

'Function pSat(ByVal predicate As Variant)
'	pBind(pItem, apply1("ite", compose(predicate, "asc"), pReturn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pZeroOrOne = mkParser("zeroOrOne", p)
	Exit Function
	
'	Dim singletonList As Object
'	Set singletonList = swap("cons", nil)
'	pZeroOrOne = pChoice( pSeq(Array(p), singletonList), pReturn(nil))
'	pZeroOrOne = pChoice( pBind(p, compose(pReturn,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Function pBind(p As Parser, ByVal f As Variant)
	' TODO: pBind: check if p is proper Parser
	f = asFn(f, "pBind: invalid 2nd arg")
	pBind = mkParser("bind", Array(p,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apply("fstArg", pReturn(0))), _
			pBind(pStr("1"), apply("fstArg", pReturn(1)))_
		)
	End If
	pBinDigit = result
End Function

Function pDecDigit()
	Static result As Parser	' an uninitialized instance of Parser at first
	If result.tp = "" Then
		result = pChoice(pBinDigit,	pBind(pStr("2"), apply("fstArg", pReturn(2))))
		result = pChoice(result,	pBind(pStr("3"), apply("fstArg", pReturn(3))))
		result = pChoice(result,	pBind(pStr("4"), apply("fstArg", pReturn(4))))
		result = pChoice(result,	pBind(pStr("5"), apply("fstArg", pReturn(5))))
		result = pChoice(result,	pBind(pStr("6"), apply("fstArg", pReturn(6))))
		result = pChoice(result,	pBind(pStr("7"), apply("fstArg", pReturn(7))))
		result = pChoice(result,	pBind(pStr("8"), apply("fstArg", pReturn(8))))
		result = pChoice(result,	pBind(pStr("9"), apply("fstArg", pReturn(9))))
	End If
	pDecDigit = result
End Function

Function pHexDigit()
	Static result As Parser	' an uninitialized instance of Parser at first
	If result.tp = "" Then
		result = pChoice(pDecDigit,	pBind(pChoice(pStr("A"), pStr("a")), apply("fstArg", pReturn(10))) )
		result = pChoice(result,	pBind(pChoice(pStr("B"), pStr("b")), apply("fstArg", pReturn(11))) )
		result = pChoice(result,	pBind(pChoice(pStr("C"), pStr("c")), apply("fstArg", pReturn(12))) )
		result = pChoice(result,	pBind(pChoice(pStr("D"), pStr("d")), apply("fstArg", pReturn(13))) )
		result = pChoice(result,	pBind(pChoice(pStr("E"), pStr("e")), apply("fstArg", pReturn(14))) )
		result = pChoice(result,	pBind(pChoice(pStr("F"), pStr("f")), apply("fstArg", pReturn(15))) )
	End If
	pHexDigit = result
End Function

Function pHexNum()
	Static result As Object
	If isNull(result) Then
		'foldl1 compose(plus, mul 16)
		Set result = pSeq(Array(pMany1(pHexDigit)), apply("foldl1", compose(add, mul(16))))
	End If
	pHexNum = result
End Function

Function pHexLit()
	Static result As Parser	' an uninitialized instance of Parser at first
	If result.tp = "" Then
		result = pSeq(Array(pStr("0x"), pHexNum), "sndArg")
	End If
	pHexLit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lTick As Long
	'lTick = GetSystemTicks()
	'wait 2000
	'lTick = (GetSystemTicks() - lTick)
	'MsgBox "" &amp; lTick &amp; " Ticks" ,0,"Die Pause dauerte"

	Dim aCount As Integer
	aCount = assertionCount
	
	Dim failure As String
	failure = toString(parseFailure)
	refute_parses_pass = assertEqual(failure, failure)
	
	test_Parser_fail()
	test_Parser_return()
	test_Parser_item()
	test_Parser_nextAsc()
	test_Parser_str()
	test_Parser_choice()
	test_Parser_zeroOrOne()
' 1 sec for 273 ~&gt; &gt;273 aPerSec
	test_Parser_white()
	test_Parser_binDigit()
' 1 sec for 322 ~&gt; 322 aPerSec
	test_Parser_decDigit()
' 2 sec for 359 ~&gt; 180 aPerSec
	test_Parser_hexDigit()
' 3 sec for 408 ~&gt; 136 aPerSec
	test_Parser_manyRev()
	test_Parser_many()
' 5 sec for 540 ~&gt; 108 aPerSec
	test_Parser_many1Rev()
	test_Parser_many1()
' 7 sec for 632 ~&gt; 90 aPerSec
	test_Parser_seq()
' 8 sec for 702 ~&gt; 88 aPerSec
	test_Parser_hexNum()
Goto end_of_Parser_tests
' 12 sec for 781 ~&gt; 65 aPerSec
	test_Parser_hexLit()
' 16 sec for 883 ~&gt; 55 aPerSec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typeOf(p), typeOf(nil)).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